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485a97e-cc53-494d-bfc1-c09e3df2e2a7">
              <text:p text:style-name="P8">
    <text:span text:style-name="T9">Liste!! – </text:span>
    <text:span text:style-name="T13">Lista</text:span>
    <text:span text:style-name="T9">:</text:span>
    <text:span text:style-name="T11"> </text:span>
    <text:span text:style-name="T14">Juli 2021</text:span>
    <text:span text:style-name="T5"> -</text:span>
    <text:span text:style-name="T4"> </text:span>
    <text:span text:style-name="T6">Juli 2021</text:span>
  </text:p>
              <text:p text:style-name="P3">Kant<text:line-break/>Logistik und Experte<text:line-break/>Leitung von Workshops</text:p>
              <text:p text:style-name="P3"/>
            </text:section>
            <text:section text:style-name="Sect1" text:name="3cd84318-58e1-4b07-9114-13584a6f2a18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1597d24e-2639-4d09-91a5-7482af3e99fe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ca22b7e-e71b-4cc0-9525-201278593c26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ab2393ae-48e4-4af4-94ba-aae38a4c77a0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5b7986f-3dec-40d7-b2b6-4c049119dad5">
              <text:p text:style-name="P6"><text:span text:style-name="T17">Sprachen: </text:span>Deutsch, Französisch, Englisch, Russisch</text:p>
            </text:section>
            <text:section text:style-name="Sect2" text:name="bdbfa5e3-d7c7-4bd0-8532-e0befd89f546">
              <text:p text:style-name="P6"><text:span text:style-name="T17">EDV: </text:span>Word, Excel, Photoshop, Linux, Outlook</text:p>
            </text:section>
            <text:section text:style-name="Sect2" text:name="fca13bd1-1c63-44b0-8a2f-f1bd9eaf5b07">
              <text:p text:style-name="P6"><text:span text:style-name="T17">Erziehungswissen: </text:span>Sozilaisationund <text:line-break/> kantianir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